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h text:style-name="Heading_20_2" text:outline-level="2">Finalidade</text:h>
      <text:p text:style-name="Text_20_body">Este documento é usado para definir a terminologia específica do domínio do problema, explicando termos, que poderão ser desconhecidos para o leitor, das descrições de caso de uso ou de outros documentos do projeto. Geralmente, este documento pode ser usado como um dicionário de dados informal, capturando definições de dados para que as descrições de casos de uso e outros documentos do projeto possam se concentrar no que o sistema deve fazer com as informações.</text:p>
      <text:h text:style-name="Heading_20_2" text:outline-level="2">Escopo</text:h>
      <text:p text:style-name="Text_20_body">Este glossário trata dos termos que tem significados específicos no contexto de turismo que foram utilizando nos artefatos e na implementação do projeto viajantes.</text:p>
      <text:h text:style-name="Heading_20_1" text:outline-level="1">Definições</text:h>
      <text:p text:style-name="Text_20_body"/>
      <text:h text:style-name="Heading_20_2" text:outline-level="2">Viajante</text:h>
      <text:p text:style-name="Text_20_body">Pessoa que possui o intuito de viajar.</text:p>
      <text:h text:style-name="Heading_20_2" text:outline-level="2">Roteiro de viagem</text:h>
      <text:p text:style-name="Text_20_body">Um roteiro de viagem representa um planejamento turístico e <text:s/>é composto por uma cidade que é um ponto de partida e um conjunto de destinos de viagem que são organizados seqüencialmente no tempo.</text:p>
      <text:h text:style-name="Heading_20_2" text:outline-level="2">Destino de viagem</text:h>
      <text:p text:style-name="Text_20_body">Um destino de viagem é uma cidade de um roteiro planejado. Este possui informações como o período, custo e o meio de transporte usado para chegar ao destino.</text:p>
      <text:h text:style-name="Heading_20_2" text:outline-level="2">Programa</text:h>
      <text:p text:style-name="Text_20_body">Um programa significa algo a ser realizado em um destino de viagem em uma determinada data. Exemplos de programa seriam: Um passeio em um ponto turístico como praias ou serras; Um encontro com amigos em um bar ou uma ao teatro.</text:p>
      <text:h text:style-name="Heading_20_2" text:outline-level="2">Estabelecimento</text:h>
      <text:p text:style-name="Text_20_body">Estabelecimento são lojas ou outros empreendimentos comerciais como restaurantes, bares, cinemas, shoppings que não estão ligados necessariamente a interesses turísticos.</text:p>
      <text:h text:style-name="Heading_20_2" text:outline-level="2">Ponto turístico</text:h>
      <text:p text:style-name="Text_20_body">Um ponto turístico é um local de uma cidade com potencial turístico. Diferente de um estabelecimento, um ponto turístico não esta relacionado necessariamente a um empreendimeno comercial.</text:p>
      <text:h text:style-name="Heading_20_2" text:outline-level="2"><text:soft-page-break/>Evento</text:h>
      <text:p text:style-name="Text_20_body">Um evento representa acontecimentos em uma cidade que acontecem em uma data específica. Exemplos de evento são shows, peças de teatro em cartaz, amostras, entre outros.</text:p>
      <text:h text:style-name="Heading_20_2" text:outline-level="2">Avaliação</text:h>
      <text:p text:style-name="Text_20_body">Uma avaliação é um conjunto de notas de critérios específicos como serviço, limpeza, localização, entre outros e um texto onde o usuário pode dar a sua opnião. A avaliação está relacionada a algum tema que pode ser avaliado como ponto turístico, estabelecimento e etc.</text:p>
      <text:h text:style-name="Heading_20_2" text:outline-level="2">Dica</text:h>
      <text:p text:style-name="Text_20_body">Uma dica é um apenas um texto que tem o intuito de representar uma recomendação de um usuário sobre algum tema específic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9T09:01:37</meta:creation-date>
    <dc:date>2009-10-29T10:45:23</dc:date>
    <meta:editing-duration>PT01H26M21S</meta:editing-duration>
    <meta:editing-cycles>9</meta:editing-cycles>
    <meta:generator>OpenOffice.org/3.0$Unix OpenOffice.org_project/300m15$Build-9379</meta:generator>
    <meta:document-statistic meta:table-count="0" meta:image-count="0" meta:object-count="0" meta:page-count="2" meta:paragraph-count="24" meta:word-count="378" meta:character-count="2331"/>
    <meta:user-defined meta:name="Informações 1"/>
    <meta:user-defined meta:name="Informações 2"/>
    <meta:user-defined meta:name="Informações 3"/>
    <meta:user-defined meta:name="Informações 4"/>
  </office:meta>
</office:document-meta>
</file>